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3.556cm" svg:height="1.524cm" svg:x="10.414cm" svg:y="2.286cm">
          <text:p text:style-name="P1">OnTime</text:p>
        </draw:rect>
        <draw:rect draw:style-name="gr1" draw:text-style-name="P1" draw:layer="layout" svg:width="3.556cm" svg:height="1.524cm" svg:x="10.414cm" svg:y="5.786cm">
          <text:p text:style-name="P1">Boarding</text:p>
        </draw:rect>
        <draw:rect draw:style-name="gr1" draw:text-style-name="P1" draw:layer="layout" svg:width="3.556cm" svg:height="1.524cm" svg:x="17.78cm" svg:y="7.112cm">
          <text:p text:style-name="P1">Delayed</text:p>
        </draw:rect>
        <draw:rect draw:style-name="gr1" draw:text-style-name="P1" draw:layer="layout" svg:width="3.556cm" svg:height="1.524cm" svg:x="4.826cm" svg:y="7.366cm">
          <text:p text:style-name="P1">Cancelled</text:p>
        </draw:rect>
        <draw:rect draw:style-name="gr1" draw:text-style-name="P1" draw:layer="layout" svg:width="3.556cm" svg:height="1.524cm" svg:x="10.414cm" svg:y="10.386cm">
          <text:p text:style-name="P1">Departed</text:p>
        </draw:rect>
        <draw:line draw:style-name="gr2" draw:text-style-name="P1" draw:layer="layout" svg:x1="12.192cm" svg:y1="3.81cm" svg:x2="12.192cm" svg:y2="5.786cm">
          <text:p/>
        </draw:line>
        <draw:line draw:style-name="gr3" draw:text-style-name="P1" draw:layer="layout" svg:x1="20.574cm" svg:y1="7.112cm" svg:x2="20.574cm" svg:y2="4.572cm">
          <text:p/>
        </draw:line>
        <draw:line draw:style-name="gr3" draw:text-style-name="P1" draw:layer="layout" svg:x1="20.574cm" svg:y1="4.572cm" svg:x2="23.368cm" svg:y2="4.572cm">
          <text:p/>
        </draw:line>
        <draw:line draw:style-name="gr3" draw:text-style-name="P1" draw:layer="layout" svg:x1="23.368cm" svg:y1="4.572cm" svg:x2="23.368cm" svg:y2="7.62cm">
          <text:p/>
        </draw:line>
        <draw:line draw:style-name="gr2" draw:text-style-name="P1" draw:layer="layout" svg:x1="23.368cm" svg:y1="7.62cm" svg:x2="21.336cm" svg:y2="7.62cm">
          <text:p/>
        </draw:line>
        <draw:line draw:style-name="gr2" draw:text-style-name="P1" draw:layer="layout" svg:x1="12.192cm" svg:y1="7.31cm" svg:x2="12.192cm" svg:y2="10.386cm">
          <text:p/>
        </draw:line>
        <draw:line draw:style-name="gr2" draw:text-style-name="P1" draw:layer="layout" svg:x1="10.414cm" svg:y1="7.31cm" svg:x2="8.382cm" svg:y2="8.128cm">
          <text:p/>
        </draw:line>
        <draw:line draw:style-name="gr2" draw:text-style-name="P1" draw:layer="layout" svg:x1="17.78cm" svg:y1="7.62cm" svg:x2="13.97cm" svg:y2="6.858cm">
          <text:p/>
        </draw:line>
        <draw:line draw:style-name="gr2" draw:text-style-name="P1" draw:layer="layout" svg:x1="17.78cm" svg:y1="8.382cm" svg:x2="8.382cm" svg:y2="8.636cm">
          <text:p/>
        </draw:line>
        <draw:line draw:style-name="gr2" draw:text-style-name="P1" draw:layer="layout" svg:x1="13.97cm" svg:y1="3.81cm" svg:x2="17.78cm" svg:y2="7.112cm">
          <text:p/>
        </draw:lin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eofilos </meta:initial-creator>
    <meta:creation-date>2014-03-31T19:18:04.482039931</meta:creation-date>
    <dc:date>2014-03-31T23:43:37.990031444</dc:date>
    <dc:creator>Theofilos </dc:creator>
    <meta:editing-duration>PT3H25M13S</meta:editing-duration>
    <meta:editing-cycles>1</meta:editing-cycles>
    <meta:document-statistic meta:object-count="38"/>
    <meta:generator>LibreOffice/4.1.3.2$Linux_X86_64 LibreOffice_project/410m0$Build-2</meta:generator>
  </office:meta>
</office:document-meta>
</file>